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18 16:11   |   <text:a xlink:type="simple" xlink:href="http://palinfo.habago.org/Entry?Command=Information_PrintForum&amp;iPage=22&amp;sType=FORUM#FORUM37375"><text:span text:style-name="T2">#</text:span></text:a></text:p>
      <text:p text:style-name="P2">卡韓政變<text:span text:style-name="T3">(12)</text:span>：霸氣個小鳥蛋啦<text:span text:style-name="T3"> <text:line-break/><text:line-break/></text:span>陳真<text:span text:style-name="T3"><text:s/>2019. 4. 18. <text:line-break/><text:line-break/><text:line-break/></text:span>小孩經常見我霸氣外露，認定我真的是男子漢，常問我有關男子漢的事。每日一問，今天是問說男子漢刷牙後漱口幾次？我說至少漱五次！<text:span text:style-name="T3"> <text:line-break/><text:line-break/></text:span>我從不照鏡子，出門也不梳頭。有一天，學姊見我披頭散髮很像愛因斯坦，主動用手幫我整理，問我頭髮撥哪邊？我說，<text:span text:style-name="T3">"</text:span>男子漢當然都是往右邊撥<text:span text:style-name="T3">"</text:span>。小孩聽了，露出崇拜眼神，前幾天還問我做為一個男子漢，幾拳可以把壞人打成空氣？我說，<text:span text:style-name="T3">"</text:span>一般來說是三拳。第一拳打成兩半，第二拳打成灰，第三拳就打成氣體了<text:span text:style-name="T3">"</text:span>。每次幫她擦屁股，我就抱怨說：<text:span text:style-name="T3">"</text:span>妳能不能快點長大？趕快學會自己擦屁股。男子漢還要每天幫妳擦屁股？<text:span text:style-name="T3">" <text:line-break/><text:line-break/></text:span>我有很多內褲，褲齡平均都在二十五年以上，難免破損。但是很奇怪，大多破損在前面，因此我通常會前後反過來穿。有一天，不小心<text:span text:style-name="T3"><text:s/>"</text:span>霸氣外露<text:span text:style-name="T3">"</text:span>，小孩看到大叫說：<text:span text:style-name="T3">"</text:span>把拔，你怎麼有尾巴？<text:span text:style-name="T3">" </text:span>我說，<text:span text:style-name="T3">"</text:span>笨蛋！這不是尾巴，尾巴是長在屁股後面，怎麼會長在前面？<text:span text:style-name="T3">" <text:line-break/><text:line-break/></text:span>小孩雖是三歲女生，但霸氣十足，每天堅持要這樣要那樣，實在很煩。每天帶她上學，光是穿個衣服就能跟我抗爭半天，前幾天還堅持說她要先穿外褲，再穿內褲。我說<text:span text:style-name="T3"><text:s/>"</text:span>不行不行！老師會罵。只有超人才可以這樣穿！<text:span text:style-name="T3">" </text:span>她為此哭鬧不已。我說，<text:span text:style-name="T3">"</text:span>妳再吵，我就要飛走了，直接飛去上班了哦<text:span text:style-name="T3">"</text:span>。她原本不相信我會飛，後來慢慢信了，但她一直很遺憾看不見我的翅膀。我說，<text:span text:style-name="T3">"</text:span>等妳長大之後就能看見，我的翅牓有這麼長，這麼寬<text:span text:style-name="T3">"</text:span>。她聽了，露出充滿希望的眼神。<text:span text:style-name="T3"> <text:line-break/><text:line-break/></text:span>我發現，小孩真好騙。但我其實也沒騙她，只是同她活在一個世界，混合了虛與實，讓自己活在故事裏。故事可以讓一切悲傷恐怖的事，似乎能顯得美麗一些。<text:span text:style-name="T3"> <text:line-break/><text:line-break/></text:span>最近媽祖很忙，忙著給一堆政客託夢。這其實還算客氣，想想阿扁可是直接以媽祖化身自詡。<text:span text:style-name="T3">1999</text:span>年<text:span text:style-name="T3">7</text:span>月<text:span text:style-name="T3">10</text:span>日，阿扁在林義雄的協助下，獲得總統提名，隨即率眾跑到三重媽祖廟參拜，感謝媽祖從小到大一路的栽培，霸氣宣稱要像媽祖一樣，<text:span text:style-name="T3">"</text:span>披上戰袍，掃除黑金<text:span text:style-name="T3">"</text:span>。結果，原來他自己就是最大尾的黑金。<text:span text:style-name="T3"> <text:line-break/><text:line-break/></text:span>我看很多挺郭台銘的人，力挺的原因都說郭霸氣外露，很有魄力。但我納悶，霸氣個小鳥蛋啦，我怎麼都看不出來？我只看到郭董相當任性。當然，有錢就能任性，內褲要買幾條就買幾條。哪像我錢財不夠，二十多年來都還捨不得買一件不會<text:span text:style-name="T3"><text:s/>"</text:span>霸氣外露<text:span text:style-name="T3">" </text:span>的新內褲，每天夾著尾巴做人，從來都不敢任性。<text:span text:style-name="T3"> <text:line-break/><text:line-break/></text:span>就連在自己工作的醫院都很畏縮膽小，別說看到護士很害怕，就連看到掛號處櫃台小姐我都很緊張，因為這醫院的員工對病人經常霸氣外露，非常兇。有時去櫃台掛號，掛自己的門診，想開點咳嗽藥給自己，我都很害怕，怕掏錢動作太慢或哪個環節做錯會挨罵。<text:span text:style-name="T3"> <text:line-break/><text:line-break/></text:span>不過，就如人渣黨的黨訓所說，<text:span text:style-name="T3">"</text:span>人如果沒有理想，只管溫飽，與禽獸何異？<text:span text:style-name="T3">" </text:span>我仍然一直懷抱理想，始終是個務實的宇球獨立工作者，宇宙的宇，羽毛球的球，希望有一天地球能獨立建球，正名為宇球。如果有必要，我願意挺身而出競選宇球球長。但是，耶穌最近託夢給我說，<text:span text:style-name="T3">"</text:span>你好好當個家長就行了<text:span text:style-name="T3">"</text:span>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